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新竹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57.1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1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親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綠水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千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科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仙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仙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帝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市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寺前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竹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柴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53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潛園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禮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溪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客雅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磐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2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中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境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52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香山區</text:p>
          </table:table-cell>
          <table:table-cell table:style-name="ce2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57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2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下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浸水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57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69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水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隘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市" style:display-name="PageStyle_新竹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2</meta:creation-date>
    <meta:initial-creator>Apache POI</meta:initial-creator>
    <meta:generator>LibreOffice/6.0.7.3$Linux_X86_64 LibreOffice_project/00m0$Build-3</meta:generator>
    <meta:document-statistic meta:table-count="1" meta:cell-count="2289" meta:object-count="0"/>
  </office:meta>
</office:document-meta>
</file>